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90.44mm" svg:y="29.06mm">
            <text:p text:style-name="P1">FUNKCJA JEŻELI :</text:p>
            <text:p text:style-name="P1">test logiczny – sprawdza która z podanych </text:p>
            <text:p text:style-name="P1">liczb jest większa;</text:p>
            <text:p text:style-name="P1">Gdy nierówność jest spełniona to mnożymy te wartości, </text:p>
            <text:p text:style-name="P1">jeśli odwrotnie do iloczynu dodajemy ich różnicę.</text:p>
            <text:p text:style-name="P1"/>
            <text:p text:style-name="P1"/>
            <text:p text:style-name="P1"/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4:38.42945591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4T12:09:36.189020027</dc:date>
    <meta:print-date>2003-03-13T12:37:37</meta:print-date>
    <meta:generator>LibreOffice/6.0.2.1$Linux_X86_64 LibreOffice_project/00m0$Build-1</meta:generator>
    <meta:editing-duration>PT3M59S</meta:editing-duration>
    <meta:editing-cycles>3</meta:editing-cycles>
    <meta:document-statistic meta:table-count="3" meta:cell-count="16" meta:object-count="2"/>
  </office:meta>
</office:document-meta>
</file>